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1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03S" calcext:value-type="time">
            <text:p>19:32:0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03S" calcext:value-type="time">
            <text:p>19:32:03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03S" calcext:value-type="time">
            <text:p>19:32:0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06S" calcext:value-type="time">
            <text:p>19:32:06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07S" calcext:value-type="time">
            <text:p>19:32:0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07S" calcext:value-type="time">
            <text:p>19:32:0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10S" calcext:value-type="time">
            <text:p>19:32:1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12S" calcext:value-type="time">
            <text:p>19:32:1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13S" calcext:value-type="time">
            <text:p>19:32:1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13S" calcext:value-type="time">
            <text:p>19:32:1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15S" calcext:value-type="time">
            <text:p>19:32:1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15S" calcext:value-type="time">
            <text:p>19:32:1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24S" calcext:value-type="time">
            <text:p>19:32:2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28S" calcext:value-type="time">
            <text:p>19:32:2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30S" calcext:value-type="time">
            <text:p>19:32:3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31S" calcext:value-type="time">
            <text:p>19:32:3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32S" calcext:value-type="time">
            <text:p>19:32:3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32S" calcext:value-type="time">
            <text:p>19:32:3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33S" calcext:value-type="time">
            <text:p>19:32:3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35S" calcext:value-type="time">
            <text:p>19:32:3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46S" calcext:value-type="time">
            <text:p>19:32:4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48S" calcext:value-type="time">
            <text:p>19:32:4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50S" calcext:value-type="time">
            <text:p>19:32:5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53S" calcext:value-type="time">
            <text:p>19:32:5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53S" calcext:value-type="time">
            <text:p>19:32:5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55S" calcext:value-type="time">
            <text:p>19:32:5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2M59S" calcext:value-type="time">
            <text:p>19:32:5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3M00S" calcext:value-type="time">
            <text:p>19:33:0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3M04S" calcext:value-type="time">
            <text:p>19:33:0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9H33M05S" calcext:value-type="time">
            <text:p>19:33:0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04S" calcext:value-type="time">
            <text:p>19:32:0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05S" calcext:value-type="time">
            <text:p>19:32:0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05S" calcext:value-type="time">
            <text:p>19:32:0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07S" calcext:value-type="time">
            <text:p>19:32:0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08S" calcext:value-type="time">
            <text:p>19:32:0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09S" calcext:value-type="time">
            <text:p>19:32:09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11S" calcext:value-type="time">
            <text:p>19:32:1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11S" calcext:value-type="time">
            <text:p>19:32:11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13S" calcext:value-type="time">
            <text:p>19:32:1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16S" calcext:value-type="time">
            <text:p>19:32:1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19S" calcext:value-type="time">
            <text:p>19:32:1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19S" calcext:value-type="time">
            <text:p>19:32:1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21S" calcext:value-type="time">
            <text:p>19:32:2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27S" calcext:value-type="time">
            <text:p>19:32:2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29S" calcext:value-type="time">
            <text:p>19:32:29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29S" calcext:value-type="time">
            <text:p>19:32:2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29S" calcext:value-type="time">
            <text:p>19:32:2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33S" calcext:value-type="time">
            <text:p>19:32:3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33S" calcext:value-type="time">
            <text:p>19:32:3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37S" calcext:value-type="time">
            <text:p>19:32:37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38S" calcext:value-type="time">
            <text:p>19:32:38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42S" calcext:value-type="time">
            <text:p>19:32:4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43S" calcext:value-type="time">
            <text:p>19:32:4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44S" calcext:value-type="time">
            <text:p>19:32:4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45S" calcext:value-type="time">
            <text:p>19:32:4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45S" calcext:value-type="time">
            <text:p>19:32:45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47S" calcext:value-type="time">
            <text:p>19:32:4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48S" calcext:value-type="time">
            <text:p>19:32:4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53S" calcext:value-type="time">
            <text:p>19:32:53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55S" calcext:value-type="time">
            <text:p>19:32:55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56S" calcext:value-type="time">
            <text:p>19:32:56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56S" calcext:value-type="time">
            <text:p>19:32:5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9H32M59S" calcext:value-type="time">
            <text:p>19:32:5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32M24S" calcext:value-type="time">
            <text:p>19:32:24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32M33S" calcext:value-type="time">
            <text:p>19:32:33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9H32M57S" calcext:value-type="time">
            <text:p>19:32:57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32M32S" calcext:value-type="time">
            <text:p>19:32:32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9H32M48S" calcext:value-type="time">
            <text:p>19:32:48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table:style-name="Default"/>
          <table:table-cell table:style-name="ce4"/>
          <table:table-cell table:style-name="ce5"/>
        </table:table-row>
        <table:table-row table:style-name="ro1">
          <table:table-cell table:style-name="Default"/>
          <table:table-cell table:style-name="ce4"/>
          <table:table-cell table:style-name="ce5"/>
        </table:table-row>
      </table:table>
      <table:named-expressions/>
      <table:database-ranges>
        <table:database-range table:name="__Anonymous_Sheet_DB__0" table:target-range-address="Sheet1.A2:Sheet1.C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8:56:36.311831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8:50:07.348587657</meta:creation-date>
    <meta:generator>LibreOffice/6.0.7.3$Linux_X86_64 LibreOffice_project/00m0$Build-3</meta:generator>
    <dc:date>2019-12-16T18:59:04.191715463</dc:date>
    <meta:editing-duration>PT2M27S</meta:editing-duration>
    <meta:editing-cycles>1</meta:editing-cycles>
    <meta:document-statistic meta:table-count="1" meta:cell-count="207" meta:object-count="0"/>
  </office:meta>
</office:document-meta>
</file>